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f4c8b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officeooo:rsid="0010c186" officeooo:paragraph-rsid="000f4c8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88284" officeooo:paragraph-rsid="000f4c8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536d97" officeooo:paragraph-rsid="000f4c8b" style:font-size-asian="12.25pt" style:font-weight-asian="normal" style:font-size-complex="14pt" style:font-weight-complex="normal"/>
    </style:style>
    <style:style style:name="T1" style:family="text">
      <style:text-properties style:font-name="Arial" fo:font-size="12pt" style:text-underline-style="none" fo:font-weight="normal" officeooo:rsid="00443a69" style:font-size-asian="12pt" style:font-weight-asian="normal" style:font-size-complex="12pt" style:font-weight-complex="normal"/>
    </style:style>
    <style:style style:name="T2" style:family="text">
      <style:text-properties style:font-name="Arial" fo:font-size="12pt" style:text-underline-style="none" fo:font-weight="normal" officeooo:rsid="00782636" style:font-size-asian="12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7d2529" style:font-size-asian="12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7d95c3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style:text-underline-style="none" officeooo:rsid="003f580d" style:font-size-asian="12pt" style:font-size-complex="12pt"/>
    </style:style>
    <style:style style:name="T7" style:family="text">
      <style:text-properties fo:font-size="12pt" style:text-underline-style="none" officeooo:rsid="004de2f9" style:font-size-asian="12pt" style:font-size-complex="12pt"/>
    </style:style>
    <style:style style:name="T8" style:family="text">
      <style:text-properties fo:font-size="12pt" style:text-underline-style="none" officeooo:rsid="0053542c" style:font-size-asian="12pt" style:font-size-complex="12pt"/>
    </style:style>
    <style:style style:name="T9" style:family="text">
      <style:text-properties fo:font-size="12pt" style:text-underline-style="none" officeooo:rsid="00803601" style:font-size-asian="12pt" style:font-size-complex="12pt"/>
    </style:style>
    <style:style style:name="T10" style:family="text">
      <style:text-properties fo:font-size="12pt" style:text-underline-style="none" officeooo:rsid="005a3db2" style:font-size-asian="12pt" style:font-size-complex="12pt"/>
    </style:style>
    <style:style style:name="T11" style:family="text">
      <style:text-properties fo:font-size="12pt" style:text-underline-style="none" officeooo:rsid="006d496a" style:font-size-asian="12pt" style:font-size-complex="12pt"/>
    </style:style>
    <style:style style:name="T12" style:family="text">
      <style:text-properties fo:font-size="12pt" style:text-underline-style="none" officeooo:rsid="006e751e" style:font-size-asian="12pt" style:font-size-complex="12pt"/>
    </style:style>
    <style:style style:name="T13" style:family="text">
      <style:text-properties fo:font-size="12pt" style:text-underline-style="none" officeooo:rsid="005f923a" style:font-size-asian="12pt" style:font-size-complex="12pt"/>
    </style:style>
    <style:style style:name="T14" style:family="text">
      <style:text-properties fo:font-size="12pt" style:text-underline-style="none" officeooo:rsid="00601b56" style:font-size-asian="12pt" style:font-size-complex="12pt"/>
    </style:style>
    <style:style style:name="T15" style:family="text">
      <style:text-properties fo:font-size="12pt" style:text-underline-style="none" officeooo:rsid="00623a49" style:font-size-asian="12pt" style:font-size-complex="12pt"/>
    </style:style>
    <style:style style:name="T16" style:family="text">
      <style:text-properties fo:font-size="12pt" style:text-underline-style="none" officeooo:rsid="0062a33c" style:font-size-asian="12pt" style:font-size-complex="12pt"/>
    </style:style>
    <style:style style:name="T17" style:family="text">
      <style:text-properties fo:font-size="12pt" style:text-underline-style="none" officeooo:rsid="005ecc01" style:font-size-asian="12pt" style:font-size-complex="12pt"/>
    </style:style>
    <style:style style:name="T18" style:family="text">
      <style:text-properties fo:font-size="12pt" style:text-underline-style="none" officeooo:rsid="0044d6a7" style:font-size-asian="12pt" style:font-size-complex="12pt"/>
    </style:style>
    <style:style style:name="T19" style:family="text">
      <style:text-properties fo:font-size="12pt" style:text-underline-style="none" officeooo:rsid="0062ad6f" style:font-size-asian="12pt" style:font-size-complex="12pt"/>
    </style:style>
    <style:style style:name="T20" style:family="text">
      <style:text-properties fo:font-size="12pt" style:text-underline-style="none" officeooo:rsid="00549d02" style:font-size-asian="12pt" style:font-size-complex="12pt"/>
    </style:style>
    <style:style style:name="T21" style:family="text">
      <style:text-properties fo:font-size="12pt" style:text-underline-style="none" officeooo:rsid="004f37df" style:font-size-asian="12pt" style:font-size-complex="12pt"/>
    </style:style>
    <style:style style:name="T22" style:family="text">
      <style:text-properties fo:font-size="12pt" style:text-underline-style="none" officeooo:rsid="007107a3" style:font-size-asian="12pt" style:font-size-complex="12pt"/>
    </style:style>
    <style:style style:name="T23" style:family="text">
      <style:text-properties fo:font-size="12pt" style:text-underline-style="none" officeooo:rsid="004fe154" style:font-size-asian="12pt" style:font-size-complex="12pt"/>
    </style:style>
    <style:style style:name="T24" style:family="text">
      <style:text-properties fo:font-size="12pt" style:text-underline-style="none" officeooo:rsid="00720d55" style:font-size-asian="12pt" style:font-size-complex="12pt"/>
    </style:style>
    <style:style style:name="T25" style:family="text">
      <style:text-properties fo:font-size="12pt" style:text-underline-style="none" officeooo:rsid="00559c5e" style:font-size-asian="12pt" style:font-size-complex="12pt"/>
    </style:style>
    <style:style style:name="T26" style:family="text">
      <style:text-properties fo:font-size="12pt" style:text-underline-style="none" officeooo:rsid="00722210" style:font-size-asian="12pt" style:font-size-complex="12pt"/>
    </style:style>
    <style:style style:name="T27" style:family="text">
      <style:text-properties fo:font-size="12pt" style:text-underline-style="none" officeooo:rsid="00443a6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- Besoins de l'utilisateur :</text:p>
      <text:p text:style-name="P2"/>
      <text:p text:style-name="P3"><text:span text:style-name="T6">Le but du projet est de réaliser le jeu Puissance 4</text:span><text:span text:style-name="T7"> </text:span><text:span text:style-name="T8">avec les fonctionnalitées/</text:span><text:span text:style-name="T9">contraintes</text:span><text:span text:style-name="T8"> suivantes :</text:span></text:p>
      <text:p text:style-name="P3"><text:span text:style-name="T6"/></text:p>
      <text:p text:style-name="P3"><text:span text:style-name="T6">- </text:span><text:span text:style-name="T10">T</text:span><text:span text:style-name="T6">aille variable du platea</text:span><text:span text:style-name="T11">u</text:span></text:p>
      <text:p text:style-name="P3"><text:span text:style-name="T6">- </text:span><text:span text:style-name="T12">Choisir le nombre</text:span><text:span text:style-name="T6"> de pièces alignées à gagner</text:span></text:p>
      <text:p text:style-name="P3"><text:span text:style-name="T6">- </text:span><text:span text:style-name="T13">Un mode joueur </text:span><text:span text:style-name="T14">contre IA</text:span></text:p>
      <text:p text:style-name="P3"><text:span text:style-name="T14">- </text:span><text:span text:style-name="T15">Choisir le niveau de l’IA</text:span></text:p>
      <text:p text:style-name="P3"><text:span text:style-name="T6">- Choisir la couleur des pièces</text:span></text:p>
      <text:p text:style-name="P3"><text:span text:style-name="T15">- </text:span><text:span text:style-name="T16">Choisir qui joue en premier</text:span><text:span text:style-name="T6"><text:line-break/>- </text:span><text:span text:style-name="T17">U</text:span><text:span text:style-name="T18">n </text:span><text:span text:style-name="T19">atout</text:span><text:span text:style-name="T18"> spécial</text:span></text:p>
      <text:p text:style-name="P3"><text:span text:style-name="T18">- </text:span><text:span text:style-name="T6">Undo/redo</text:span></text:p>
      <text:p text:style-name="P3"><text:span text:style-name="T6">- Bonus : ajouter des conseils aux joueurs + expliquer la stratégie de l'IA à l'utilisateur </text:span></text:p>
      <text:p text:style-name="P3"><text:span text:style-name="T6"/></text:p>
      <text:p text:style-name="P4"><text:span text:style-name="T6">L</text:span><text:span text:style-name="T5">e projet a les contraintes de développement suivantes :</text:span></text:p>
      <text:p text:style-name="P4"><text:span text:style-name="T5"/></text:p>
      <text:p text:style-name="P3"><text:span text:style-name="T6">- </text:span><text:span text:style-name="T20">D</text:span><text:span text:style-name="T21">évelopp</text:span><text:span text:style-name="T22">ement</text:span><text:span text:style-name="T21"> en Python</text:span></text:p>
      <text:p text:style-name="P3"><text:span text:style-name="T23">- </text:span><text:span text:style-name="T24">Utiliser la librairie</text:span><text:span text:style-name="T25"> Tkniter </text:span><text:span text:style-name="T24">pour les interfaces</text:span></text:p>
      <text:p text:style-name="P3"><text:span text:style-name="T6">- </text:span><text:span text:style-name="T26">A</text:span><text:span text:style-name="T6">lgorithme min-max </text:span><text:span text:style-name="T27">pour l’IA</text:span></text:p>
      <text:p text:style-name="P1"><text:span text:style-name="T1">- </text:span><text:span text:style-name="T2">Respecter les exigences de génie logiciel, </text:span><text:span text:style-name="T3">d’algorithme et d’interface </text:span><text:span text:style-name="T4">graphiq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1T11:31:01.738000000</dc:date>
    <meta:editing-duration>PT1S</meta:editing-duration>
    <meta:editing-cycles>1</meta:editing-cycles>
    <meta:document-statistic meta:table-count="0" meta:image-count="0" meta:object-count="0" meta:page-count="1" meta:paragraph-count="15" meta:word-count="119" meta:character-count="685" meta:non-whitespace-character-count="580"/>
    <meta:generator>LibreOffice/7.1.0.3$Windows_X86_64 LibreOffice_project/f6099ecf3d29644b5008cc8f48f42f4a40986e4c</meta:generator>
  </office:meta>
</office:document-meta>
</file>